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800000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0000"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286cm" svg:height="0.889cm" svg:x="1.524cm" svg:y="4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905cm" svg:height="1.905cm" svg:x="6.35cm" svg:y="3.7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831cm" svg:y1="3.455cm" svg:x2="11.831cm" svg:y2="5.868cm">
          <text:p/>
        </draw:line>
        <draw:line draw:style-name="gr3" draw:text-style-name="P1" xml:id="id2" draw:id="id2" draw:layer="layout" svg:x1="11.83cm" svg:y1="3.455cm" svg:x2="11.83cm" svg:y2="5.868cm">
          <text:p/>
        </draw:line>
        <draw:custom-shape draw:style-name="gr2" draw:text-style-name="P1" xml:id="id5" draw:id="id5" draw:layer="layout" svg:width="3.175cm" svg:height="0.635cm" svg:x="5.715cm" svg:y="8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016cm" svg:x="6.731cm" svg:y="12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937cm" svg:height="3.937cm" svg:x="13.716cm" svg:y="8.58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255cm" svg:y1="4.713cm" svg:x2="11.83cm" svg:y2="4.661cm" draw:start-shape="id1" draw:start-glue-point="1" draw:end-shape="id2" draw:end-glue-point="1" svg:d="m8255 4713 3575-52" svg:viewBox="0 0 3576 53">
          <text:p/>
        </draw:connector>
        <draw:connector draw:style-name="gr4" draw:text-style-name="P1" draw:layer="layout" draw:type="line" svg:x1="7.302cm" svg:y1="3.761cm" svg:x2="7.318cm" svg:y2="1.726cm" draw:start-shape="id1" draw:start-glue-point="0" draw:end-shape="id3" draw:end-glue-point="2" svg:d="m7302 3761 16-2035" svg:viewBox="0 0 17 2036">
          <text:p/>
        </draw:connector>
        <draw:connector draw:style-name="gr5" draw:text-style-name="P1" draw:layer="layout" draw:type="line" svg:x1="3.81cm" svg:y1="4.713cm" svg:x2="6.35cm" svg:y2="4.713cm" draw:start-shape="id4" draw:start-glue-point="1" draw:end-shape="id1" draw:end-glue-point="3" svg:d="m3810 4713h2540" svg:viewBox="0 0 2541 1">
          <text:p/>
        </draw:connector>
        <draw:connector draw:style-name="gr6" draw:text-style-name="P1" draw:layer="layout" draw:type="line" svg:x1="7.302cm" svg:y1="5.666cm" svg:x2="7.303cm" svg:y2="8.626cm" draw:start-shape="id1" draw:start-glue-point="2" draw:end-shape="id5" draw:end-glue-point="4" svg:d="m7302 5666 1 2960" svg:viewBox="0 0 2 2961">
          <text:p/>
        </draw:connector>
        <draw:connector draw:style-name="gr5" draw:text-style-name="P1" draw:layer="layout" draw:type="line" svg:x1="7.303cm" svg:y1="9.261cm" svg:x2="7.239cm" svg:y2="12.684cm" draw:start-shape="id5" draw:start-glue-point="8" draw:end-shape="id6" draw:end-glue-point="0" svg:d="m7303 9261-64 3423" svg:viewBox="0 0 65 3424">
          <text:p/>
        </draw:connector>
        <draw:connector draw:style-name="gr7" draw:text-style-name="P1" draw:layer="layout" svg:x1="7.747cm" svg:y1="13.192cm" svg:x2="13.716cm" svg:y2="10.555cm" draw:start-shape="id6" draw:start-glue-point="1" draw:end-shape="id7" svg:d="m7747 13192h2984v-2637h2985" svg:viewBox="0 0 5970 2638">
          <text:p/>
        </draw:connector>
        <draw:line draw:style-name="gr3" draw:text-style-name="P1" draw:layer="layout" svg:x1="6.076cm" svg:y1="1.705cm" svg:x2="8.489cm" svg:y2="1.705cm">
          <text:p/>
        </draw:line>
        <draw:line draw:style-name="gr3" draw:text-style-name="P1" draw:layer="layout" svg:x1="6.076cm" svg:y1="1.706cm" svg:x2="8.489cm" svg:y2="1.706cm">
          <text:p/>
        </draw:line>
        <draw:line draw:style-name="gr3" draw:text-style-name="P1" draw:layer="layout" svg:x1="6.509cm" svg:y1="1.725cm" svg:x2="6.128cm" svg:y2="1.217cm">
          <text:p/>
        </draw:line>
        <draw:line draw:style-name="gr3" draw:text-style-name="P1" xml:id="id3" draw:id="id3" draw:layer="layout" svg:x1="7.509cm" svg:y1="1.726cm" svg:x2="7.128cm" svg:y2="1.218cm">
          <text:p/>
        </draw:line>
        <draw:line draw:style-name="gr3" draw:text-style-name="P1" draw:layer="layout" svg:x1="8.509cm" svg:y1="1.727cm" svg:x2="8.128cm" svg:y2="1.219cm">
          <text:p/>
        </draw:line>
        <draw:line draw:style-name="gr3" draw:text-style-name="P1" draw:layer="layout" svg:x1="8.009cm" svg:y1="1.728cm" svg:x2="7.628cm" svg:y2="1.22cm">
          <text:p/>
        </draw:line>
        <draw:line draw:style-name="gr3" draw:text-style-name="P1" draw:layer="layout" svg:x1="7.009cm" svg:y1="1.729cm" svg:x2="6.628cm" svg:y2="1.221cm">
          <text:p/>
        </draw:line>
        <draw:line draw:style-name="gr8" draw:text-style-name="P1" draw:layer="layout" svg:x1="11.811cm" svg:y1="6.031cm" svg:x2="13.843cm" svg:y2="6.031cm">
          <text:p/>
        </draw:line>
        <draw:frame draw:style-name="gr9" draw:text-style-name="P2" draw:layer="layout" svg:width="3.302cm" svg:height="1.266cm" svg:x="14.605cm" svg:y="10.111cm">
          <draw:text-box>
            <text:p text:style-name="P2"><text:span text:style-name="T1">PC</text:span></text:p>
          </draw:text-box>
        </draw:frame>
        <draw:frame draw:style-name="gr9" draw:text-style-name="P2" draw:layer="layout" svg:width="3.302cm" svg:height="1.266cm" svg:x="1.127cm" svg:y="5.445cm">
          <draw:text-box>
            <text:p text:style-name="P2"><text:span text:style-name="T1">Laser</text:span></text:p>
          </draw:text-box>
        </draw:frame>
        <draw:frame draw:style-name="gr9" draw:text-style-name="P2" draw:layer="layout" svg:width="7.874cm" svg:height="1.266cm" svg:x="2.016cm" svg:y="2.274cm">
          <draw:text-box>
            <text:p text:style-name="P2"><text:span text:style-name="T1">Beam splitter</text:span></text:p>
          </draw:text-box>
        </draw:frame>
        <draw:frame draw:style-name="gr9" draw:text-style-name="P2" draw:layer="layout" svg:width="7.874cm" svg:height="1.266cm" svg:x="8.636cm" svg:y="7.571cm">
          <draw:text-box>
            <text:p text:style-name="P2"><text:span text:style-name="T1">Optics</text:span></text:p>
          </draw:text-box>
        </draw:frame>
        <draw:frame draw:style-name="gr9" draw:text-style-name="P2" draw:layer="layout" svg:width="7.874cm" svg:height="1.266cm" svg:x="2.032cm" svg:y="11.635cm">
          <draw:text-box>
            <text:p text:style-name="P2"><text:span text:style-name="T1">Photo diode</text:span></text:p>
          </draw:text-box>
        </draw:frame>
        <draw:custom-shape draw:style-name="gr10" draw:text-style-name="P1" draw:layer="layout" svg:width="7.239cm" svg:height="1.143cm" svg:x="11.938cm" svg:y="4.04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829cm" svg:y1="3.455cm" svg:x2="11.829cm" svg:y2="5.868cm">
          <text:p/>
        </draw:line>
        <draw:line draw:style-name="gr3" draw:text-style-name="P1" draw:layer="layout" svg:x1="13.828cm" svg:y1="3.455cm" svg:x2="13.828cm" svg:y2="5.868cm">
          <text:p/>
        </draw:line>
        <draw:frame draw:style-name="gr11" draw:text-style-name="P2" draw:layer="layout" svg:width="7.874cm" svg:height="1.27cm" svg:x="13.716cm" svg:y="2.524cm">
          <draw:text-box>
            <text:p text:style-name="P2"><text:span text:style-name="T1">Heated metal rod</text:span></text:p>
          </draw:text-box>
        </draw:frame>
        <draw:frame draw:style-name="gr9" draw:text-style-name="P2" draw:layer="layout" svg:width="7.874cm" svg:height="1.266cm" svg:x="9.382cm" svg:y="1.512cm">
          <draw:text-box>
            <text:p text:style-name="P2"><text:span text:style-name="T1">Mirrors</text:span></text:p>
          </draw:text-box>
        </draw:frame>
        <draw:line draw:style-name="gr7" draw:text-style-name="P3" draw:layer="layout" svg:x1="9.509cm" svg:y1="2.016cm" svg:x2="8.747cm" svg:y2="1.762cm">
          <text:p/>
        </draw:line>
        <draw:line draw:style-name="gr7" draw:text-style-name="P1" draw:layer="layout" svg:x1="11.16cm" svg:y1="2.651cm" svg:x2="11.668cm" svg:y2="3.2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05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9T09:12:34</meta:creation-date>
    <dc:date>2013-12-19T11:09:35</dc:date>
    <meta:editing-duration>PT1H26M41S</meta:editing-duration>
    <meta:editing-cycles>8</meta:editing-cycles>
    <meta:generator>LibreOffice/3.5$Linux_X86_64 LibreOffice_project/350m1$Build-2</meta:generator>
    <meta:document-statistic meta:object-count="33"/>
  </office:meta>
</office:document-meta>
</file>